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6b3f3" officeooo:paragraph-rsid="0016b3f3"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358fdf" officeooo:paragraph-rsid="00358fdf"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8pt" style:text-underline-style="solid" style:text-underline-width="auto" style:text-underline-color="font-color" fo:font-weight="normal" officeooo:rsid="0019b958" officeooo:paragraph-rsid="0019b958" style:font-size-asian="18pt" style:font-weight-asian="normal" style:font-size-complex="18pt" style:font-weight-complex="normal"/>
    </style:style>
    <style:style style:name="P4" style:family="paragraph" style:parent-style-name="Standard">
      <style:paragraph-properties fo:text-align="start" style:justify-single-word="false"/>
      <style:text-properties fo:font-size="14pt" style:text-underline-style="none" fo:font-weight="normal" officeooo:rsid="0016b3f3" officeooo:paragraph-rsid="0016b3f3"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style:text-underline-style="none" fo:font-weight="normal" officeooo:rsid="00170755" officeooo:paragraph-rsid="00170755"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style:text-underline-style="none" fo:font-weight="normal" officeooo:rsid="0019b958" officeooo:paragraph-rsid="0019b958"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style:text-underline-style="none" fo:font-weight="normal" officeooo:rsid="001adceb" officeooo:paragraph-rsid="001adceb"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style:text-underline-style="none" fo:font-weight="normal" officeooo:rsid="001bbf7b" officeooo:paragraph-rsid="001bbf7b"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style:text-underline-style="none" fo:font-weight="normal" officeooo:rsid="001bf0bf" officeooo:paragraph-rsid="001bf0bf"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style:text-underline-style="none" fo:font-weight="normal" officeooo:rsid="001d15e2" officeooo:paragraph-rsid="001d15e2"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style:text-underline-style="none" fo:font-weight="normal" officeooo:rsid="00201e3d" officeooo:paragraph-rsid="00201e3d"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style:text-underline-style="none" fo:font-weight="normal" officeooo:rsid="00218002" officeooo:paragraph-rsid="00218002"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style:text-underline-style="none" fo:font-weight="normal" officeooo:rsid="00218002" officeooo:paragraph-rsid="00235eaf"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none" fo:font-weight="normal" officeooo:rsid="00218002" officeooo:paragraph-rsid="002868c5"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style:text-underline-style="none" fo:font-weight="normal" officeooo:rsid="00218002" officeooo:paragraph-rsid="0029d5e0"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style:text-underline-style="none" fo:font-weight="normal" officeooo:rsid="00235eaf" officeooo:paragraph-rsid="00235eaf"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style:text-underline-style="none" fo:font-weight="normal" officeooo:rsid="0024f5cc" officeooo:paragraph-rsid="0024f5cc"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style:text-underline-style="none" fo:font-weight="normal" officeooo:rsid="00259de9" officeooo:paragraph-rsid="00259de9"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style:text-underline-style="none" fo:font-weight="normal" officeooo:rsid="0026f285" officeooo:paragraph-rsid="0026f285"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style:text-underline-style="none" fo:font-weight="normal" officeooo:rsid="002868c5" officeooo:paragraph-rsid="002868c5"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style:text-underline-style="none" fo:font-weight="normal" officeooo:rsid="002cf46a" officeooo:paragraph-rsid="002cf46a"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style:text-underline-style="none" fo:font-weight="normal" officeooo:rsid="0032f0d9" officeooo:paragraph-rsid="0032f0d9"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style:text-underline-style="solid" style:text-underline-width="auto" style:text-underline-color="font-color" fo:font-weight="bold" officeooo:rsid="00218002" officeooo:paragraph-rsid="00218002" style:font-size-asian="12.25pt" style:font-weight-asian="bold" style:font-size-complex="14pt" style:font-weight-complex="bold"/>
    </style:style>
    <style:style style:name="P24" style:family="paragraph" style:parent-style-name="Standard">
      <style:paragraph-properties fo:text-align="start" style:justify-single-word="false"/>
      <style:text-properties fo:font-size="14pt" fo:font-style="normal" style:text-underline-style="none" fo:font-weight="normal" officeooo:rsid="0029d5e0" officeooo:paragraph-rsid="0029d5e0"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fo:break-before="page"/>
      <style:text-properties fo:font-size="14pt" style:text-underline-style="none" fo:font-weight="normal" officeooo:rsid="001d15e2" officeooo:paragraph-rsid="001d15e2" style:font-size-asian="12.25pt" style:font-weight-asian="normal" style:font-size-complex="14pt" style:font-weight-complex="normal"/>
    </style:style>
    <style:style style:name="P26" style:family="paragraph" style:parent-style-name="Standard">
      <style:paragraph-properties fo:text-align="start" style:justify-single-word="false" fo:break-before="page"/>
      <style:text-properties fo:font-size="14pt" style:text-underline-style="none" fo:font-weight="normal" officeooo:rsid="00218002" officeooo:paragraph-rsid="002868c5"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style:text-underline-style="none" fo:font-weight="normal" officeooo:rsid="0032f0d9" officeooo:paragraph-rsid="0032f0d9"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4pt" style:text-underline-style="none" fo:font-weight="normal" officeooo:rsid="00365571" officeooo:paragraph-rsid="00365571" style:font-size-asian="12.25pt" style:font-weight-asian="normal" style:font-size-complex="14pt" style:font-weight-complex="normal"/>
    </style:style>
    <style:style style:name="P29" style:family="paragraph">
      <loext:graphic-properties draw:fill="none" draw:fill-color="#ffffff"/>
      <style:paragraph-properties fo:text-align="center"/>
    </style:style>
    <style:style style:name="P30" style:family="paragraph">
      <loext:graphic-properties draw:fill="none"/>
      <style:paragraph-properties fo:text-align="center"/>
    </style:style>
    <style:style style:name="T1" style:family="text">
      <style:text-properties officeooo:rsid="001bf0bf"/>
    </style:style>
    <style:style style:name="T2" style:family="text">
      <style:text-properties officeooo:rsid="001cdb6c"/>
    </style:style>
    <style:style style:name="T3" style:family="text">
      <style:text-properties officeooo:rsid="001d15e2"/>
    </style:style>
    <style:style style:name="T4" style:family="text">
      <style:text-properties officeooo:rsid="001e5427"/>
    </style:style>
    <style:style style:name="T5" style:family="text">
      <style:text-properties officeooo:rsid="00235eaf"/>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235eaf" style:font-weight-asian="bold" style:font-weight-complex="bold"/>
    </style:style>
    <style:style style:name="T8" style:family="text">
      <style:text-properties style:text-underline-style="solid" style:text-underline-width="auto" style:text-underline-color="font-color" fo:font-weight="bold" officeooo:rsid="0026f285" style:font-weight-asian="bold" style:font-weight-complex="bold"/>
    </style:style>
    <style:style style:name="T9" style:family="text">
      <style:text-properties fo:font-style="italic" officeooo:rsid="0029d5e0"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237b42" style:font-style-asian="normal" style:font-style-complex="normal"/>
    </style:style>
    <style:style style:name="T12" style:family="text">
      <style:text-properties fo:font-style="normal" officeooo:rsid="002868c5" style:font-style-asian="normal" style:font-style-complex="normal"/>
    </style:style>
    <style:style style:name="T13" style:family="text">
      <style:text-properties fo:font-style="normal" officeooo:rsid="0029d5e0" style:font-style-asian="normal" style:font-style-complex="normal"/>
    </style:style>
    <style:style style:name="T14" style:family="text">
      <style:text-properties fo:font-style="normal" officeooo:rsid="002ea247" style:font-style-asian="normal" style:font-style-complex="normal"/>
    </style:style>
    <style:style style:name="T15" style:family="text">
      <style:text-properties officeooo:rsid="00259de9"/>
    </style:style>
    <style:style style:name="T16" style:family="text">
      <style:text-properties officeooo:rsid="0026f285"/>
    </style:style>
    <style:style style:name="T17" style:family="text">
      <style:text-properties officeooo:rsid="002868c5"/>
    </style:style>
    <style:style style:name="T18" style:family="text">
      <style:text-properties officeooo:rsid="003458ca"/>
    </style:style>
    <style:style style:name="gr1" style:family="graphic">
      <style:graphic-properties svg:stroke-color="#000000" draw:fill="none" draw:fill-color="#ffffff" draw:textarea-horizontal-align="justify" draw:textarea-vertical-align="middle" draw:auto-grow-height="false" fo:min-height="2.54cm" fo:min-width="16.8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3465a4" draw:fill="none" draw:textarea-horizontal-align="justify" draw:textarea-vertical-align="middle" draw:auto-grow-height="false" fo:min-height="2.064cm" fo:min-width="2.7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odule 1</text:p>
      <text:p text:style-name="P1">Infos importantes LPE</text:p>
      <text:p text:style-name="P1"/>
      <text:p text:style-name="P4"/>
      <text:p text:style-name="P4"/>
      <text:p text:style-name="P4">OS :</text:p>
      <text:p text:style-name="P4">- Noyau linux (10 Mo)<text:line-break/> - Applications (celles d’une distributions, compilées une à une, ou celle d’une solution complète comme busybox)<text:line-break/><text:line-break/>Le tout forme un GNU-linux</text:p>
      <text:p text:style-name="P4"/>
      <text:p text:style-name="P5">Pour évalutions : <text:a xlink:type="simple" xlink:href="https://docs.google.com/presentation/d/1t6mrzcZl1cbJRIWJ-MaCxMfNTS5py3cWd-0zGgIIyrI/edit#slide=id.g763d5f9a58_0_0" text:style-name="Internet_20_link" text:visited-style-name="Visited_20_Internet_20_Link">Voir diapo 6</text:a></text:p>
      <text:p text:style-name="P5"/>
      <text:p text:style-name="P3">Cours 1 :</text:p>
      <text:p text:style-name="P3"/>
      <text:p text:style-name="P6">Architecture Clef USB :</text:p>
      <text:p text:style-name="P6"><draw:custom-shape text:anchor-type="paragraph" draw:z-index="0" draw:name="Forme1" draw:style-name="gr1" draw:text-style-name="P29" svg:width="16.802cm" svg:height="2.541cm" svg:x="0.748cm" svg:y="0.383cm"><text:p/><draw:enhanced-geometry svg:viewBox="0 0 21600 21600" draw:type="rectangle" draw:enhanced-path="M 0 0 L 21600 0 21600 21600 0 21600 0 0 Z N"/></draw:custom-shape><text:tab/></text:p>
      <text:p text:style-name="P6"><draw:custom-shape text:anchor-type="paragraph" draw:z-index="1" draw:name="Forme2" draw:style-name="gr2" draw:text-style-name="P30" svg:width="2.779cm" svg:height="2.065cm" svg:x="1.198cm" svg:y="0.053cm"><text:p/><draw:enhanced-geometry svg:viewBox="0 0 21600 21600" draw:type="rectangle" draw:enhanced-path="M 0 0 L 21600 0 21600 21600 0 21600 0 0 Z N"/></draw:custom-shape><text:tab/>Master boot </text:p>
      <text:p text:style-name="P6"><text:tab/>record</text:p>
      <text:p text:style-name="P6"/>
      <text:p text:style-name="P6"/>
      <text:p text:style-name="P6"/>
      <text:p text:style-name="P6"/>
      <text:p text:style-name="P6">MBR : Table de partition + partie charger de démarrage</text:p>
      <text:p text:style-name="P6"/>
      <text:p text:style-name="P6">Suivit de blocs/secteurs</text:p>
      <text:p text:style-name="P10">Clef peut stocker 3 partitions primaires (voir 4 si que ça), sinon 3 partitions + 1 partition étendue (qui peut contenir 60 partitions logiques)</text:p>
      <text:p text:style-name="P6"/>
      <text:p text:style-name="P7">Partition de 200 Mo en ext4 avec fdisk + mkfs<text:line-break/><text:line-break/>mount/umount pour monter le clef/<text:span text:style-name="T3">demonter</text:span> (dans /mnt/)</text:p>
      <text:p text:style-name="P7"/>
      <text:p text:style-name="P8">dmesg : montre les messages des montages de périphériques</text:p>
      <text:p text:style-name="P8"/>
      <text:p text:style-name="P8">/<text:span text:style-name="T1">dev : fichiers des gestions de périphériques.</text:span></text:p>
      <text:p text:style-name="P8"/>
      <text:p text:style-name="P9">Nom périph sur mon pc : sdc1</text:p>
      <text:p text:style-name="P9"/>
      <text:p text:style-name="P9">df : affiche les montages (utiliser -h pour faciliter la lecture <text:span text:style-name="T2">+ rajouter | grep sd pour voir que les sda/sdc</text:span>)</text:p>
      <text:p text:style-name="P9"/>
      <text:p text:style-name="P25">fdisk nomPartition (/dev/sdc) :</text:p>
      <text:p text:style-name="P10"><text:tab/>- m aide</text:p>
      <text:p text:style-name="P10"><text:tab/>- p affiche le partitionnement</text:p>
      <text:p text:style-name="P10"><text:tab/>- d détruit les partitions</text:p>
      <text:p text:style-name="P10"><text:tab/>- n nouvelle partition</text:p>
      <text:p text:style-name="P10"><text:tab/>- <text:span text:style-name="T4">w applique les changements</text:span></text:p>
      <text:p text:style-name="P10"/>
      <text:p text:style-name="P11">mkfs demande un type de fichier (utilisé dans le cours : ext4, peut-être vfat)</text:p>
      <text:p text:style-name="P11"/>
      <text:p text:style-name="P12">Bootloader : Grub ( Grub unified bootloader)</text:p>
      <text:p text:style-name="P12"/>
      <text:p text:style-name="P12">Pas assez de place dans le MBR donc on fera un lien vers la partition pour la suite de grub</text:p>
      <text:p text:style-name="P12"/>
      <text:p text:style-name="P16">Boot :</text:p>
      <text:p text:style-name="P16"><text:tab/>1) Power on</text:p>
      <text:p text:style-name="P16"><text:tab/>2) BIOS</text:p>
      <text:p text:style-name="P16"><text:tab/>3) Boot sur MBR</text:p>
      <text:p text:style-name="P16"><text:tab/>4) Menu de grub</text:p>
      <text:p text:style-name="P16"><text:tab/>5) Noyau + INITRD en RAM</text:p>
      <text:p text:style-name="P16"><text:tab/>6) Exec d’un script dans intird (charge pilote de stockage)</text:p>
      <text:p text:style-name="P16"><text:tab/>7) Montage de /</text:p>
      <text:p text:style-name="P16"><text:tab/>8) Exécution de <text:span text:style-name="T10">/sbin/init</text:span></text:p>
      <text:p text:style-name="P16"><text:span text:style-name="T10"><text:tab/></text:span><text:span text:style-name="T11">9) Busybox démarre </text:span><text:span text:style-name="T14">par etc/init.d/rcS</text:span></text:p>
      <text:p text:style-name="P16"/>
      <text:p text:style-name="P16">grub.cfg : (diapo 31)</text:p>
      <text:p text:style-name="P17">rootdelay demande au système d’attendre un nombre de <text:span text:style-name="T15">monter le système de fichier racine</text:span></text:p>
      <text:p text:style-name="P18">On créer 3 config suivant le nom de la clef (sda/sdb/sdc)</text:p>
      <text:p text:style-name="P12"/>
      <text:p text:style-name="P19">busybox :</text:p>
      <text:p text:style-name="P20"/>
      <text:p text:style-name="P20"/>
      <text:p text:style-name="P19"/>
      <text:p text:style-name="P20">A tester :</text:p>
      <text:p text:style-name="P14">./<text:span text:style-name="T17">configure</text:span></text:p>
      <text:p text:style-name="P20">make menuconfig</text:p>
      <text:p text:style-name="P20">make -j9</text:p>
      <text:p text:style-name="P20">make CONFIG_PREFIX=$LPE_PATH install</text:p>
      <text:p text:style-name="P15"><text:span text:style-name="T17">cd $LPE_PATH/dev ; </text:span><text:span text:style-name="T12">/sbi</text:span><text:span text:style-name="T13">n/MAKEDEV generic console</text:span></text:p>
      <text:p text:style-name="P24">mkdir -p $LPE_PATH/etc/init.d</text:p>
      <text:p text:style-name="P24">gedit $LPE_PATH/etc/init.d/rcS (clavier azerty, remonter/lecture/écriture)</text:p>
      <text:p text:style-name="P15"><text:span text:style-name="T13">mkdir -p $LPE_PATH/proc $LPE_PATH</text:span><text:span text:style-name="T9">/</text:span><text:span text:style-name="T13">sys $LPE_PATH/root/run $LPE_PATH/root/proc $LPE_PATH/root/sys</text:span><text:line-break/></text:p>
      <text:p text:style-name="P21"><text:soft-page-break/>Recette clé bootable linux embarqué :</text:p>
      <text:p text:style-name="P21"><text:tab/>Partionner la clef + formater :</text:p>
      <text:p text:style-name="P21"><text:tab/><text:tab/>- 1 partition pour l’OS (200 Mo en ext4) (/mnt/cle_lpe)</text:p>
      <text:p text:style-name="P21"><text:tab/><text:tab/>- 1 partition si EFI <text:s/>(100Mo vfat) (/mnt/efi)</text:p>
      <text:p text:style-name="P21"><text:tab/></text:p>
      <text:p text:style-name="P21"><text:tab/>Montage de(s) partition(s) sur /mnt</text:p>
      <text:p text:style-name="P21"><text:tab/></text:p>
      <text:p text:style-name="P21"><text:tab/>Installer grub dans le MBR du device + config grub.cfg</text:p>
      <text:p text:style-name="P21"><text:tab/></text:p>
      <text:p text:style-name="P21"><text:tab/>Copier noyaux (vmlinuz) et initrd dans le cle_lpe/boot</text:p>
      <text:p text:style-name="P21"><text:tab/></text:p>
      <text:p text:style-name="P21"><text:tab/>Installer Busybox (en dynamique demande lib partagées, cf ldd)</text:p>
      <text:p text:style-name="P21"/>
      <text:p text:style-name="P21"><text:tab/><text:line-break/></text:p>
      <text:p text:style-name="P22">TP2 :</text:p>
      <text:p text:style-name="P22"><text:tab/>Booter sur un vieux pc de l’école avec la cléf :</text:p>
      <text:p text:style-name="P22"><text:tab/><text:tab/>- partition de 500Mo</text:p>
      <text:p text:style-name="P22"><text:tab/><text:tab/>- Noyau linux</text:p>
      <text:p text:style-name="P22"><text:tab/><text:tab/>- Tous les modules déjà intégrés (pas de initrd)</text:p>
      <text:p text:style-name="P22"><text:tab/><text:tab/>- </text:p>
      <text:p text:style-name="P22"/>
      <text:p text:style-name="P22"/>
      <text:p text:style-name="P22"><text:tab/>Pour trouver des infos sur le matériel : </text:p>
      <text:p text:style-name="P22"><text:tab/><text:tab/>- dmesg : pas toujours concluant car les messages de connexion sont <text:tab/><text:tab/><text:tab/>envoyé au démarrage de la machine</text:p>
      <text:p text:style-name="P22"><text:tab/><text:tab/>- lspci :</text:p>
      <text:p text:style-name="P22"><text:tab/><text:tab/>- lsmod : Liste les modules contenu dans le pc <text:span text:style-name="T18">et leurs dépendances</text:span></text:p>
      <text:p text:style-name="P22"/>
      <text:p text:style-name="P22"/>
      <text:p text:style-name="P28">Lors de la compilation du kernel linux, j’ai eu plusieurs erreurs. Puisque mon pc est en UEFI et possède donc un secure boot mode, il m’a fallut le désactiver dans mon BIOS, autrement j’avais l’erreur bzImage has invalid signature.</text:p>
      <text:p text:style-name="P28">Ensuite, j’ai également du ajouter le support de l’EFI en ajoutant les options :</text:p>
      <text:p text:style-name="P28">Power managementan ACPI options ---&gt;<text:line-break/><text:tab/>[*] EFI runtime service support </text:p>
      <text:p text:style-name="P28"><text:tab/>[*]<text:tab/>EFI stub support<text:line-break/>Firmware Drivers ---&gt;<text:line-break/><text:tab/>EFI (Extensible Firmware Interface) Support ---&gt;<text:tab/></text:p>
      <text:p text:style-name="P28"><text:tab/><text:tab/>&lt;*&gt; EFI Variable Support via sysfs</text:p>
      <text:p text:style-name="P26">Architecture dossiers clefs :</text:p>
      <text:p text:style-name="P23">/</text:p>
      <text:p text:style-name="P13"><text:tab/>→<text:span text:style-name="T6">boot</text:span><text:span text:style-name="T5"> </text:span></text:p>
      <text:p text:style-name="P13"><text:span text:style-name="T5"><text:tab/><text:tab/>→ </text:span><text:span text:style-name="T7">grub</text:span><text:span text:style-name="T5"> </text:span></text:p>
      <text:p text:style-name="P16"><text:tab/><text:tab/><text:tab/>→ grub.cfg</text:p>
      <text:p text:style-name="P12"><text:tab/><text:tab/>→<text:span text:style-name="T5"> initrd</text:span></text:p>
      <text:p text:style-name="P12"><text:tab/><text:tab/>→<text:span text:style-name="T5"> vmlinuz</text:span></text:p>
      <text:p text:style-name="P12"><text:tab/>→<text:span text:style-name="T16"> </text:span><text:span text:style-name="T8">bin</text:span></text:p>
      <text:p text:style-name="P12"><text:tab/>→<text:span text:style-name="T16"> </text:span><text:span text:style-name="T8">sbin</text:span><text:span text:style-name="T16"> </text:span></text:p>
      <text:p text:style-name="P12"><text:tab/><text:tab/>→<text:span text:style-name="T16"> init</text:span></text:p>
      <text:p text:style-name="P12"><text:tab/>→<text:span text:style-name="T16"> </text:span><text:span text:style-name="T8">etc</text:span></text:p>
      <text:p text:style-name="P12"><text:tab/>→<text:span text:style-name="T16"> </text:span><text:span text:style-name="T8">de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8T08:16:50.301643237</meta:creation-date>
    <dc:date>2021-02-02T21:09:27.347496633</dc:date>
    <meta:editing-duration>PT6H51M16S</meta:editing-duration>
    <meta:editing-cycles>21</meta:editing-cycles>
    <meta:generator>LibreOffice/6.0.7.3$Linux_X86_64 LibreOffice_project/00m0$Build-3</meta:generator>
    <meta:document-statistic meta:table-count="0" meta:image-count="0" meta:object-count="0" meta:page-count="4" meta:paragraph-count="90" meta:word-count="564" meta:character-count="3320" meta:non-whitespace-character-count="2758"/>
  </office:meta>
</office:document-meta>
</file>